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5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1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4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3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4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45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9" office:value-type="float" office:value="350" calcext:value-type="float">
            <text:p>3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50" calcext:value-type="float">
            <text:p>350,00</text:p>
          </table:table-cell>
          <table:table-cell table:style-name="ce45" office:value-type="date" office:date-value="2024-11-04" calcext:value-type="date">
            <text:p>04/11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9" office:value-type="float" office:value="350" calcext:value-type="float">
            <text:p>3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50" calcext:value-type="float">
            <text:p>350,00</text:p>
          </table:table-cell>
          <table:table-cell table:style-name="ce45" office:value-type="date" office:date-value="2024-11-04" calcext:value-type="date">
            <text:p>04/11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9" office:value-type="float" office:value="350" calcext:value-type="float">
            <text:p>3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50" calcext:value-type="float">
            <text:p>350,00</text:p>
          </table:table-cell>
          <table:table-cell table:style-name="ce45" office:value-type="date" office:date-value="2024-11-04" calcext:value-type="date">
            <text:p>04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9" office:value-type="float" office:value="350" calcext:value-type="float">
            <text:p>3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50" calcext:value-type="float">
            <text:p>350,00</text:p>
          </table:table-cell>
          <table:table-cell table:style-name="ce45" office:value-type="date" office:date-value="2025-02-06" calcext:value-type="date">
            <text:p>06/02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9" office:value-type="float" office:value="350" calcext:value-type="float">
            <text:p>3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50" calcext:value-type="float">
            <text:p>350,00</text:p>
          </table:table-cell>
          <table:table-cell table:style-name="ce45" office:value-type="date" office:date-value="2025-02-06" calcext:value-type="date">
            <text:p>06/0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2-06" calcext:value-type="date">
            <text:p>06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6-04" calcext:value-type="date">
            <text:p>04/06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6-04" calcext:value-type="date">
            <text:p>04/06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6-04" calcext:value-type="date">
            <text:p>04/06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6-04" calcext:value-type="date">
            <text:p>04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8-27" calcext:value-type="date">
            <text:p>27/08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8-27" calcext:value-type="date">
            <text:p>27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5"/>
          <table:table-cell table:style-name="ce67" table:formula="of:=[.C14]-[.F14]" office:value-type="float" office:value="360" calcext:value-type="float">
            <text:p>3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45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5"/>
          <table:table-cell table:style-name="ce67" table:formula="of:=[.C15]-[.F15]" office:value-type="float" office:value="360" calcext:value-type="float">
            <text:p>3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45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5"/>
          <table:table-cell table:style-name="ce67" table:formula="of:=[.C16]-[.F16]" office:value-type="float" office:value="360" calcext:value-type="float">
            <text:p>3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48"/>
          <table:table-cell table:style-name="ce56" table:number-columns-repeated="5"/>
          <table:table-cell table:style-name="ce65" office:value-type="string" calcext:value-type="string">
            <text:p>TOTAL</text:p>
          </table:table-cell>
          <table:table-cell table:style-name="ce68" table:formula="of:=SUM([.H2:.H16])" office:value-type="float" office:value="1080" calcext:value-type="float">
            <text:p>1.08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0"/>
          <table:table-cell table:number-columns-repeated="63"/>
        </table:table-row>
        <table:table-row table:style-name="ro3">
          <table:table-cell table:number-columns-repeated="4"/>
          <table:table-cell office:value-type="string" calcext:value-type="string">
            <text:p>Obs: ao fazer seus pagamentos, por gentileza efetue os depósitos em nome de MINISTER SERVIÇOS CONTÁBEIS LTDA,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Banco do Brasil – Agência 0825-7 <text:s text:c="2"/>C/C <text:s/>8034-9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CNPJ: 49.313.661/0001-66</text:p>
          </table:table-cell>
          <table:table-cell table:number-columns-repeated="59"/>
        </table:table-row>
        <table:table-row table:style-name="ro3" table:number-rows-repeated="319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6:57.669374914">00:00:00</text:time></text:span><text:span text:style-name="MT2"><text:s/></text:span></text:p>
        </style:region-center>
        <style:region-right>
          <text:p><text:span text:style-name="MT4">Antonio Alberto Martins da Silva - ME</text:span></text:p>
          <text:p><text:span text:style-name="MT2">Shirley Yoshida - Tel.: 3249-3172</text:span></text:p>
          <text:p><text:span text:style-name="MT2">E-mail: alberto.yoshidam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tonio Alberto Martins da Silva - ME</text:span></text:p>
          <text:p><text:span text:style-name="MT6">alberto.yoshidam@gmail.com</text:span><text:span text:style-name="MT7"> - 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6:57.6720049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1-03T17:16:58.018219459</dc:date>
    <dc:language>pt-PT</dc:language>
    <meta:editing-cycles>635</meta:editing-cycles>
    <meta:editing-duration>P3DT15H21M24S</meta:editing-duration>
    <meta:document-statistic meta:table-count="1" meta:cell-count="127" meta:object-count="0"/>
    <meta:user-defined meta:name="Info 0"/>
    <meta:user-defined meta:name="Info 1"/>
    <meta:user-defined meta:name="Info 2"/>
    <meta:user-defined meta:name="Info 3"/>
  </office:meta>
</office:document-meta>
</file>